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mic Sans MS" svg:font-family="Comic Sans MS" style:font-family-generic="script" style:font-pitch="variable" svg:panose-1="3 15 7 2 3 3 2 2 2 4"/>
    <style:font-face style:name="Yu Mincho" svg:font-family="Yu Mincho" style:font-family-generic="roman" style:font-pitch="variable" svg:panose-1="2 2 4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line-height="100%" fo:background-color="#F7F7F7">
        <style:background-fill draw:fill="solid" draw:fill-color="#F7F7F7"/>
      </style:paragraph-properties>
    </style:style>
    <style:style style:name="T3" style:parent-style-name="DefaultParagraphFont" style:family="text">
      <style:text-properties style:font-name-asian="Yu Mincho" fo:color="#212529" style:language-asian="en" style:country-asian="GB"/>
    </style:style>
    <style:style style:name="T4" style:parent-style-name="DefaultParagraphFont" style:family="text">
      <style:text-properties style:font-name-asian="Yu Mincho" fo:color="#212529" style:language-asian="en" style:country-asian="GB"/>
    </style:style>
    <style:style style:name="P5" style:parent-style-name="Normal" style:list-style-name="LFO2" style:family="paragraph">
      <style:paragraph-properties fo:line-height="100%" fo:background-color="#F7F7F7">
        <style:background-fill draw:fill="solid" draw:fill-color="#F7F7F7"/>
      </style:paragraph-properties>
      <style:text-properties style:font-name-asian="Yu Mincho" fo:color="#212529" style:language-asian="en" style:country-asian="GB"/>
    </style:style>
    <style:style style:name="P6" style:parent-style-name="Normal" style:list-style-name="LFO2" style:family="paragraph">
      <style:paragraph-properties fo:line-height="100%" fo:background-color="#F7F7F7">
        <style:background-fill draw:fill="solid" draw:fill-color="#F7F7F7"/>
      </style:paragraph-properties>
      <style:text-properties style:font-name-asian="Yu Mincho" fo:color="#212529" style:language-asian="en" style:country-asian="GB"/>
    </style:style>
    <style:style style:name="P7" style:parent-style-name="Normal" style:list-style-name="LFO2" style:family="paragraph">
      <style:paragraph-properties fo:line-height="100%" fo:background-color="#F7F7F7">
        <style:background-fill draw:fill="solid" draw:fill-color="#F7F7F7"/>
      </style:paragraph-properties>
      <style:text-properties style:font-name-asian="Yu Mincho" fo:color="#212529" style:language-asian="en" style:country-asian="GB"/>
    </style:style>
    <style:style style:name="P8" style:parent-style-name="Normal" style:list-style-name="LFO2" style:family="paragraph">
      <style:paragraph-properties fo:line-height="100%" fo:background-color="#F7F7F7">
        <style:background-fill draw:fill="solid" draw:fill-color="#F7F7F7"/>
      </style:paragraph-properties>
      <style:text-properties style:font-name-asian="Yu Mincho" fo:color="#212529" style:language-asian="en" style:country-asian="GB"/>
    </style:style>
    <style:style style:name="P9" style:parent-style-name="Normal" style:list-style-name="LFO2" style:family="paragraph">
      <style:paragraph-properties fo:line-height="100%" fo:background-color="#F7F7F7">
        <style:background-fill draw:fill="solid" draw:fill-color="#F7F7F7"/>
      </style:paragraph-properties>
      <style:text-properties style:font-name-asian="Yu Mincho" fo:color="#212529" style:language-asian="en" style:country-asian="GB"/>
    </style:style>
    <style:style style:name="P10" style:parent-style-name="Normal" style:list-style-name="LFO2" style:family="paragraph">
      <style:paragraph-properties fo:line-height="100%" fo:background-color="#F7F7F7">
        <style:background-fill draw:fill="solid" draw:fill-color="#F7F7F7"/>
      </style:paragraph-properties>
      <style:text-properties style:font-name-asian="Yu Mincho" fo:color="#212529" style:language-asian="en" style:country-asian="GB"/>
    </style:style>
    <style:style style:name="P11" style:parent-style-name="Normal" style:list-style-name="LFO2" style:family="paragraph">
      <style:paragraph-properties fo:line-height="100%" fo:background-color="#F7F7F7">
        <style:background-fill draw:fill="solid" draw:fill-color="#F7F7F7"/>
      </style:paragraph-properties>
    </style:style>
    <style:style style:name="T12" style:parent-style-name="DefaultParagraphFont" style:family="text">
      <style:text-properties style:font-name-asian="Yu Mincho" fo:color="#212529" style:language-asian="en" style:country-asian="GB"/>
    </style:style>
    <style:style style:name="P13" style:parent-style-name="Normal" style:family="paragraph">
      <style:paragraph-properties fo:line-height="100%" fo:margin-left="0.25in" fo:background-color="#F7F7F7">
        <style:tab-stops/>
        <style:background-fill draw:fill="solid" draw:fill-color="#F7F7F7"/>
      </style:paragraph-properties>
    </style:style>
    <style:style style:name="T14" style:parent-style-name="DefaultParagraphFont" style:family="text">
      <style:text-properties style:font-name-asian="Yu Mincho" fo:color="#212529" style:language-asian="en" style:country-asian="GB"/>
    </style:style>
    <style:style style:name="T15" style:parent-style-name="DefaultParagraphFont" style:family="text">
      <style:text-properties style:font-name-asian="Yu Mincho" fo:color="#212529" style:language-asian="en" style:country-asian="GB"/>
    </style:style>
    <style:style style:name="P16" style:parent-style-name="Normal" style:list-style-name="LFO2" style:family="paragraph">
      <style:paragraph-properties fo:line-height="100%" fo:background-color="#F7F7F7">
        <style:background-fill draw:fill="solid" draw:fill-color="#F7F7F7"/>
      </style:paragraph-properties>
    </style:style>
    <style:style style:name="T17" style:parent-style-name="DefaultParagraphFont" style:family="text">
      <style:text-properties style:font-name-asian="Yu Mincho" fo:color="#212529" style:language-asian="en" style:country-asian="GB"/>
    </style:style>
    <style:style style:name="T18" style:parent-style-name="DefaultParagraphFont" style:family="text">
      <style:text-properties style:font-name-asian="Yu Mincho" fo:color="#212529" style:language-asian="en" style:country-asian="GB"/>
    </style:style>
    <style:style style:name="T19" style:parent-style-name="DefaultParagraphFont" style:family="text">
      <style:text-properties style:font-name-asian="Yu Mincho" fo:color="#212529" style:language-asian="en" style:country-asian="GB"/>
    </style:style>
    <style:style style:name="T20" style:parent-style-name="DefaultParagraphFont" style:family="text">
      <style:text-properties style:font-name-asian="Yu Mincho" fo:color="#212529" style:language-asian="en" style:country-asian="GB"/>
    </style:style>
    <style:style style:name="T21" style:parent-style-name="DefaultParagraphFont" style:family="text">
      <style:text-properties style:font-name-asian="Yu Mincho" fo:color="#212529" style:language-asian="en" style:country-asian="GB"/>
    </style:style>
    <style:style style:name="P22" style:parent-style-name="Normal" style:family="paragraph">
      <style:paragraph-properties fo:line-height="100%" fo:margin-left="0.5in" fo:background-color="#F7F7F7">
        <style:tab-stops/>
        <style:background-fill draw:fill="solid" draw:fill-color="#F7F7F7"/>
      </style:paragraph-properties>
      <style:text-properties style:font-name-asian="Yu Mincho" fo:color="#212529" style:language-asian="en" style:country-asian="GB"/>
    </style:style>
    <style:style style:name="P23" style:parent-style-name="Normal" style:list-style-name="LFO2" style:family="paragraph">
      <style:paragraph-properties fo:line-height="100%" fo:background-color="#F7F7F7">
        <style:background-fill draw:fill="solid" draw:fill-color="#F7F7F7"/>
      </style:paragraph-properties>
    </style:style>
    <style:style style:name="T24" style:parent-style-name="DefaultParagraphFont" style:family="text">
      <style:text-properties style:font-name-asian="Yu Mincho" fo:color="#212529" style:language-asian="en" style:country-asian="GB"/>
    </style:style>
    <style:style style:name="T25" style:parent-style-name="DefaultParagraphFont" style:family="text">
      <style:text-properties style:font-name-asian="Yu Mincho" fo:color="#212529" style:language-asian="en" style:country-asian="GB"/>
    </style:style>
    <style:style style:name="T26" style:parent-style-name="DefaultParagraphFont" style:family="text">
      <style:text-properties style:font-name-asian="Yu Mincho" fo:color="#212529" style:language-asian="en" style:country-asian="GB"/>
    </style:style>
    <style:style style:name="P27" style:parent-style-name="Normal" style:list-style-name="LFO2" style:family="paragraph">
      <style:paragraph-properties fo:line-height="100%" fo:background-color="#F7F7F7">
        <style:background-fill draw:fill="solid" draw:fill-color="#F7F7F7"/>
      </style:paragraph-properties>
    </style:style>
    <style:style style:name="T28" style:parent-style-name="DefaultParagraphFont" style:family="text">
      <style:text-properties style:font-name-asian="Yu Mincho" fo:color="#212529" style:language-asian="en" style:country-asian="GB"/>
    </style:style>
    <style:style style:name="T29" style:parent-style-name="DefaultParagraphFont" style:family="text">
      <style:text-properties style:font-name-asian="Yu Mincho" fo:color="#212529" style:language-asian="en" style:country-asian="GB"/>
    </style:style>
    <style:style style:name="T30" style:parent-style-name="DefaultParagraphFont" style:family="text">
      <style:text-properties style:font-name-asian="Yu Mincho" fo:color="#212529" style:language-asian="en" style:country-asian="GB"/>
    </style:style>
    <style:style style:name="T31" style:parent-style-name="DefaultParagraphFont" style:family="text">
      <style:text-properties style:font-name-asian="Yu Mincho" fo:color="#212529" style:language-asian="en" style:country-asian="GB"/>
    </style:style>
    <style:style style:name="T32" style:parent-style-name="DefaultParagraphFont" style:family="text">
      <style:text-properties style:font-name-asian="Yu Mincho" fo:color="#212529" style:language-asian="en" style:country-asian="GB"/>
    </style:style>
    <style:style style:name="P33" style:parent-style-name="Normal" style:family="paragraph">
      <style:paragraph-properties fo:line-height="100%" fo:margin-left="0.5in" fo:background-color="#F7F7F7">
        <style:tab-stops/>
        <style:background-fill draw:fill="solid" draw:fill-color="#F7F7F7"/>
      </style:paragraph-properties>
      <style:text-properties style:font-name-asian="Yu Mincho" fo:color="#212529" style:language-asian="en" style:country-asian="GB"/>
    </style:style>
    <style:style style:name="P34" style:parent-style-name="Normal" style:family="paragraph">
      <style:paragraph-properties fo:line-height="100%" fo:margin-left="0.5in" fo:background-color="#F7F7F7">
        <style:tab-stops/>
        <style:background-fill draw:fill="solid" draw:fill-color="#F7F7F7"/>
      </style:paragraph-properties>
      <style:text-properties style:font-name-asian="Yu Mincho" fo:color="#212529" style:language-asian="en" style:country-asian="GB"/>
    </style:style>
    <style:style style:name="P35" style:parent-style-name="Normal" style:family="paragraph">
      <style:paragraph-properties fo:line-height="100%" fo:margin-left="0.5in" fo:background-color="#F7F7F7">
        <style:tab-stops/>
        <style:background-fill draw:fill="solid" draw:fill-color="#F7F7F7"/>
      </style:paragraph-properties>
      <style:text-properties style:font-name-asian="Yu Mincho" fo:color="#212529" style:language-asian="en" style:country-asian="GB"/>
    </style:style>
    <style:style style:name="P36" style:parent-style-name="Normal" style:family="paragraph">
      <style:paragraph-properties fo:line-height="100%" fo:background-color="#F7F7F7">
        <style:background-fill draw:fill="solid" draw:fill-color="#F7F7F7"/>
      </style:paragraph-properties>
      <style:text-properties style:font-name-asian="Yu Mincho" fo:color="#212529" style:language-asian="en" style:country-asian="GB"/>
    </style:style>
    <style:style style:name="P37" style:parent-style-name="Normal" style:family="paragraph">
      <style:paragraph-properties fo:line-height="100%" fo:background-color="#F7F7F7">
        <style:background-fill draw:fill="solid" draw:fill-color="#F7F7F7"/>
      </style:paragraph-properties>
    </style:style>
    <style:style style:name="T38" style:parent-style-name="DefaultParagraphFont" style:family="text">
      <style:text-properties style:font-name-asian="Yu Mincho" fo:color="#212529" style:language-asian="en" style:country-asian="GB"/>
    </style:style>
    <style:style style:name="T39" style:parent-style-name="DefaultParagraphFont" style:family="text">
      <style:text-properties style:font-name-asian="Yu Mincho" fo:color="#212529" style:language-asian="en" style:country-asian="GB"/>
    </style:style>
    <style:style style:name="P40" style:parent-style-name="Normal" style:family="paragraph">
      <style:paragraph-properties fo:margin-bottom="0in" fo:line-height="100%" fo:margin-left="0.5in" fo:background-color="#F7F7F7">
        <style:tab-stops/>
        <style:background-fill draw:fill="solid" draw:fill-color="#F7F7F7"/>
      </style:paragraph-properties>
    </style:style>
    <style:style style:name="P41" style:parent-style-name="Normal" style:list-style-name="LFO2" style:family="paragraph">
      <style:paragraph-properties fo:line-height="100%" fo:background-color="#F7F7F7">
        <style:background-fill draw:fill="solid" draw:fill-color="#F7F7F7"/>
      </style:paragraph-properties>
      <style:text-properties style:font-name-asian="Yu Mincho" fo:color="#212529" style:language-asian="en" style:country-asian="GB"/>
    </style:style>
    <style:style style:name="P42" style:parent-style-name="Normal" style:family="paragraph">
      <style:paragraph-properties fo:margin-bottom="0in" fo:line-height="100%" fo:margin-left="0.5in" fo:background-color="#F7F7F7">
        <style:tab-stops/>
        <style:background-fill draw:fill="solid" draw:fill-color="#F7F7F7"/>
      </style:paragraph-properties>
    </style:style>
    <style:style style:name="P43" style:parent-style-name="Normal" style:list-style-name="LFO2" style:family="paragraph">
      <style:paragraph-properties fo:line-height="100%" fo:background-color="#F7F7F7">
        <style:background-fill draw:fill="solid" draw:fill-color="#F7F7F7"/>
      </style:paragraph-properties>
    </style:style>
    <style:style style:name="T44" style:parent-style-name="DefaultParagraphFont" style:family="text">
      <style:text-properties style:font-name-asian="Yu Mincho" fo:color="#212529" style:language-asian="en" style:country-asian="GB"/>
    </style:style>
    <style:style style:name="P45" style:parent-style-name="Normal" style:family="paragraph">
      <style:paragraph-properties fo:line-height="100%" fo:margin-left="0.5in" fo:background-color="#F7F7F7">
        <style:tab-stops/>
        <style:background-fill draw:fill="solid" draw:fill-color="#F7F7F7"/>
      </style:paragraph-properties>
      <style:text-properties style:font-name-asian="Yu Mincho" fo:color="#212529" style:language-asian="en" style:country-asian="GB"/>
    </style:style>
    <style:style style:name="P46" style:parent-style-name="Normal" style:family="paragraph">
      <style:paragraph-properties fo:line-height="100%" fo:margin-left="0.5in" fo:background-color="#F7F7F7">
        <style:tab-stops/>
        <style:background-fill draw:fill="solid" draw:fill-color="#F7F7F7"/>
      </style:paragraph-properties>
      <style:text-properties style:font-name-asian="Yu Mincho" fo:color="#212529" style:language-asian="en" style:country-asian="GB"/>
    </style:style>
    <style:style style:name="P47" style:parent-style-name="Normal" style:family="paragraph">
      <style:paragraph-properties fo:line-height="100%" fo:margin-left="0.5in" fo:background-color="#F7F7F7">
        <style:tab-stops/>
        <style:background-fill draw:fill="solid" draw:fill-color="#F7F7F7"/>
      </style:paragraph-properties>
      <style:text-properties style:font-name-asian="Yu Mincho" fo:color="#212529" style:language-asian="en" style:country-asian="GB"/>
    </style:style>
    <style:style style:name="P48" style:parent-style-name="Normal" style:family="paragraph">
      <style:paragraph-properties fo:line-height="100%" fo:margin-left="0.5in" fo:background-color="#F7F7F7">
        <style:tab-stops/>
        <style:background-fill draw:fill="solid" draw:fill-color="#F7F7F7"/>
      </style:paragraph-properties>
      <style:text-properties style:font-name-asian="Yu Mincho" fo:color="#212529" style:language-asian="en" style:country-asian="GB"/>
    </style:style>
    <style:style style:name="P49" style:parent-style-name="Normal" style:family="paragraph">
      <style:paragraph-properties fo:line-height="100%" fo:margin-left="0.5in" fo:background-color="#F7F7F7">
        <style:tab-stops/>
        <style:background-fill draw:fill="solid" draw:fill-color="#F7F7F7"/>
      </style:paragraph-properties>
      <style:text-properties style:font-name-asian="Yu Mincho" fo:color="#212529" style:language-asian="en" style:country-asian="GB"/>
    </style:style>
    <style:style style:name="P50" style:parent-style-name="Normal" style:family="paragraph">
      <style:paragraph-properties fo:line-height="100%" fo:margin-left="0.5in" fo:background-color="#F7F7F7">
        <style:tab-stops/>
        <style:background-fill draw:fill="solid" draw:fill-color="#F7F7F7"/>
      </style:paragraph-properties>
      <style:text-properties style:font-name-asian="Yu Mincho" fo:color="#212529" style:language-asian="en" style:country-asian="GB"/>
    </style:style>
    <style:style style:name="P51" style:parent-style-name="Normal" style:family="paragraph">
      <style:paragraph-properties fo:line-height="100%" fo:margin-left="0.5in" fo:background-color="#F7F7F7">
        <style:tab-stops/>
        <style:background-fill draw:fill="solid" draw:fill-color="#F7F7F7"/>
      </style:paragraph-properties>
      <style:text-properties style:font-name-asian="Yu Mincho" fo:color="#212529" style:language-asian="en" style:country-asian="GB"/>
    </style:style>
    <style:style style:name="P52" style:parent-style-name="Normal" style:family="paragraph">
      <style:paragraph-properties fo:line-height="100%" fo:margin-left="0.5in" fo:background-color="#F7F7F7">
        <style:tab-stops/>
        <style:background-fill draw:fill="solid" draw:fill-color="#F7F7F7"/>
      </style:paragraph-properties>
      <style:text-properties style:font-name-asian="Yu Mincho" fo:color="#212529" style:language-asian="en" style:country-asian="GB"/>
    </style:style>
    <style:style style:name="P53" style:parent-style-name="Normal" style:family="paragraph">
      <style:paragraph-properties fo:line-height="100%" fo:margin-left="0.5in" fo:background-color="#F7F7F7">
        <style:tab-stops/>
        <style:background-fill draw:fill="solid" draw:fill-color="#F7F7F7"/>
      </style:paragraph-properties>
      <style:text-properties style:font-name-asian="Yu Mincho" fo:color="#212529" style:language-asian="en" style:country-asian="GB"/>
    </style:style>
    <style:style style:name="P54" style:parent-style-name="Normal" style:family="paragraph">
      <style:paragraph-properties fo:line-height="100%" fo:margin-left="0.5in" fo:background-color="#F7F7F7">
        <style:tab-stops/>
        <style:background-fill draw:fill="solid" draw:fill-color="#F7F7F7"/>
      </style:paragraph-properties>
      <style:text-properties style:font-name-asian="Yu Mincho" fo:color="#212529" style:language-asian="en" style:country-asian="GB"/>
    </style:style>
    <style:style style:name="P55" style:parent-style-name="Normal" style:family="paragraph">
      <style:paragraph-properties fo:line-height="100%" fo:margin-left="0.5in" fo:background-color="#F7F7F7">
        <style:tab-stops/>
        <style:background-fill draw:fill="solid" draw:fill-color="#F7F7F7"/>
      </style:paragraph-properties>
      <style:text-properties style:font-name-asian="Yu Mincho" fo:color="#212529" style:language-asian="en" style:country-asian="GB"/>
    </style:style>
    <style:style style:name="P56" style:parent-style-name="Normal" style:family="paragraph">
      <style:paragraph-properties fo:line-height="100%" fo:margin-left="0.5in" fo:background-color="#F7F7F7">
        <style:tab-stops/>
        <style:background-fill draw:fill="solid" draw:fill-color="#F7F7F7"/>
      </style:paragraph-properties>
      <style:text-properties style:font-name-asian="Yu Mincho" fo:color="#212529" style:language-asian="en" style:country-asian="GB"/>
    </style:style>
    <style:style style:name="P57" style:parent-style-name="Normal" style:family="paragraph">
      <style:paragraph-properties fo:line-height="100%" fo:margin-left="0.5in" fo:background-color="#F7F7F7">
        <style:tab-stops/>
        <style:background-fill draw:fill="solid" draw:fill-color="#F7F7F7"/>
      </style:paragraph-properties>
      <style:text-properties style:font-name-asian="Yu Mincho" fo:color="#212529" style:language-asian="en" style:country-asian="GB"/>
    </style:style>
    <style:style style:name="P58" style:parent-style-name="Normal" style:family="paragraph">
      <style:paragraph-properties fo:line-height="100%" fo:margin-left="0.5in" fo:background-color="#F7F7F7">
        <style:tab-stops/>
        <style:background-fill draw:fill="solid" draw:fill-color="#F7F7F7"/>
      </style:paragraph-properties>
      <style:text-properties style:font-name-asian="Yu Mincho" fo:color="#212529" style:language-asian="en" style:country-asian="GB"/>
    </style:style>
    <style:style style:name="P59" style:parent-style-name="Normal" style:family="paragraph">
      <style:paragraph-properties fo:line-height="100%" fo:margin-left="0.5in" fo:background-color="#F7F7F7">
        <style:tab-stops/>
        <style:background-fill draw:fill="solid" draw:fill-color="#F7F7F7"/>
      </style:paragraph-properties>
      <style:text-properties style:font-name-asian="Yu Mincho" fo:color="#212529" style:language-asian="en" style:country-asian="GB"/>
    </style:style>
    <style:style style:name="P60" style:parent-style-name="Normal" style:family="paragraph">
      <style:paragraph-properties fo:line-height="100%" fo:margin-left="0.5in" fo:background-color="#F7F7F7">
        <style:tab-stops/>
        <style:background-fill draw:fill="solid" draw:fill-color="#F7F7F7"/>
      </style:paragraph-properties>
      <style:text-properties style:font-name-asian="Yu Mincho" fo:color="#212529" style:language-asian="en" style:country-asian="GB"/>
    </style:style>
    <style:style style:name="P61" style:parent-style-name="Normal" style:family="paragraph">
      <style:text-properties style:font-name-asian="Yu Mincho"/>
    </style:style>
    <style:style style:name="P62" style:parent-style-name="ListParagraph" style:list-style-name="LFO1" style:family="paragraph">
      <style:text-properties style:font-name-asian="Yu Mincho"/>
    </style:style>
    <style:style style:name="P63" style:parent-style-name="ListParagraph" style:list-style-name="LFO1" style:family="paragraph">
      <style:text-properties style:font-name-asian="Yu Mincho"/>
    </style:style>
    <style:style style:name="P64" style:parent-style-name="ListParagraph" style:list-style-name="LFO1" style:family="paragraph"/>
    <style:style style:name="T65" style:parent-style-name="DefaultParagraphFont" style:family="text">
      <style:text-properties style:font-name-asian="Yu Mincho"/>
    </style:style>
  </office:automatic-styles>
  <office:body>
    <office:text text:use-soft-page-breaks="true">
      <text:p text:style-name="P1"><text:line-break/><text:span text:style-name="T3">Activity 1: Filling in the Blanks</text:span><text:line-break/><text:span text:style-name="T4">Instructions: Fill in the blanks with the appropriate word or phrase from the BCS Code of Conduct.</text:span></text:p>
      <text:list text:style-name="LFO2" text:continue-numbering="true">
        <text:list-item>
          <text:p text:style-name="P5">The BCS Code of Conduct outlines the _______________ expected of computing professionals.</text:p>
        </text:list-item>
        <text:list-item>
          <text:p text:style-name="P6">As members of the BCS, we should promote and protect the _____________________ of others.</text:p>
        </text:list-item>
        <text:list-item>
          <text:p text:style-name="P7">It is important to ___________________ the trust and confidence of our clients and employers.</text:p>
        </text:list-item>
        <text:list-item>
          <text:p text:style-name="P8">We should strive to enhance our professional _____________________ and competence.</text:p>
        </text:list-item>
        <text:list-item>
          <text:p text:style-name="P9">The BCS Code of Conduct encourages us to respect and promote the public _____________________ of computing.</text:p>
        </text:list-item>
        <text:list-item>
          <text:p text:style-name="P10">We should act with _____________________ when representing the BCS or making public statements.</text:p>
        </text:list-item>
        <text:list-item>
          <text:p text:style-name="P11"><text:span text:style-name="T12">It is our responsibility to report any unethical or unprofessional _____________________ to the relevant authorities.</text:span><text:line-break/></text:p>
        </text:list-item>
      </text:list>
      <text:p text:style-name="P13"><text:span text:style-name="T14">Activity 2: Multiple Choice</text:span><text:line-break/><text:span text:style-name="T15">Instructions: Choose the correct answer from the options provided.</text:span></text:p>
      <text:list text:style-name="LFO2" text:continue-numbering="true">
        <text:list-item>
          <text:p text:style-name="P16"><text:span text:style-name="T17">Which of the following is NOT one of the four primary obligations stated in the BCS Code of Conduct?</text:span><text:line-break/><text:span text:style-name="T18">a) Act in the best interest of our clients and employers</text:span><text:line-break/><text:span text:style-name="T19">b) Promote and protect the health and safety of others</text:span><text:line-break/><text:span text:style-name="T20">c) Maintain professional competence and integrity</text:span><text:line-break/><text:span text:style-name="T21">d) Respect and promote the public interest of computing</text:span></text:p>
        </text:list-item>
      </text:list>
      <text:p text:style-name="P22"/>
      <text:list text:style-name="LFO2" text:continue-numbering="true">
        <text:list-item>
          <text:p text:style-name="P23"><text:span text:style-name="T24">True or False: Computing professionals should refuse to undertake any work that conflicts with their professional judgment or ethical beliefs.</text:span><text:line-break/><text:span text:style-name="T25">a) True</text:span><text:line-break/><text:span text:style-name="T26">b) False</text:span></text:p>
        </text:list-item>
        <text:list-item>
          <text:p text:style-name="P27"><text:span text:style-name="T28">What should computing professionals do to enhance their professional knowledge and competence?</text:span><text:line-break/><text:span text:style-name="T29">a) Engage in continuous professional development</text:span><text:line-break/><text:span text:style-name="T30">b) Ignore new developments in the field</text:span><text:line-break/><text:span text:style-name="T31">c) Rely solely on past knowledge and experience</text:span><text:line-break/><text:span text:style-name="T32">d) Limit their skills to their current job requirements</text:span><text:line-break/></text:p>
        </text:list-item>
      </text:list>
      <text:p text:style-name="P33"/>
      <text:p text:style-name="P34"/>
      <text:p text:style-name="P35"/>
      <text:p text:style-name="P36"/>
      <text:p text:style-name="P37"><text:span text:style-name="T38">Activity 3: Short Essay Questions</text:span><text:line-break/><text:span text:style-name="T39">Instructions: Answer the following questions in complete sentences.</text:span></text:p>
      <text:p text:style-name="P40"><text:line-break/></text:p>
      <text:list text:style-name="LFO2" text:continue-numbering="true">
        <text:list-item>
          <text:p text:style-name="P41">Why is it important for computing professionals to maintain the trust and confidence of their clients and employers?</text:p>
        </text:list-item>
      </text:list>
      <text:p text:style-name="P42"><text:line-break/></text:p>
      <text:list text:style-name="LFO2" text:continue-numbering="true">
        <text:list-item>
          <text:p text:style-name="P43"><text:span text:style-name="T44">Discuss the significance of promoting and protecting the public interest of computing.</text:span><text:line-break/></text:p>
        </text:list-item>
      </text:list>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list text:style-name="LFO1" text:continue-numbering="true">
        <text:list-item>
          <text:p text:style-name="P62">A code of conduct is a standard that governs an organisation, and in digital this could be the rules that decide how code should be written, or how data is accessed and altered.</text:p>
        </text:list-item>
        <text:list-item>
          <text:p text:style-name="P63">Professional bodies issue codes of conduct so that employees adhere to workplace legislation and helps to remove doubt on whether behaviours and actions are performed legally</text:p>
        </text:list-item>
        <text:list-item>
          <text:p text:style-name="P64"><text:span text:style-name="T65">The BCS Code of Conduct focuses on protecting the public, ensuring safety and privacy, and avoiding harm. It requires professionals to maintain competence, be honest, and avoid misleading behaviour. Members should uphold the profession’s reputation, follow laws, report concerns, and support industry development. Additionally, they’re encouraged to share knowledge and respect others' contributions. The overall goal is to promote professionalism and ethical responsibility in I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mic Sans MS" svg:font-family="Comic Sans MS" style:font-family-generic="script" style:font-pitch="variable" svg:panose-1="3 15 7 2 3 3 2 2 2 4"/>
    <style:font-face style:name="Yu Mincho" svg:font-family="Yu Mincho" style:font-family-generic="roman" style:font-pitch="variable" svg:panose-1="2 2 4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T2" style:parent-style-name="DefaultParagraphFont" style:family="text">
      <style:text-properties style:font-name="Comic Sans MS" style:font-name-asian="Times New Roman" style:font-name-complex="Arial" fo:color="#212529" fo:font-size="14pt" style:font-size-asian="14pt" style:font-size-complex="14pt" style:language-asian="en" style:country-asian="GB"/>
    </style:style>
  </office:automatic-styles>
  <office:master-styles>
    <style:master-page style:name="MP0" style:page-layout-name="PL0">
      <style:header>
        <text:p text:style-name="Header"><text:span text:style-name="T2">BCS Code of Conduct Worksheet</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hristopher Levey</meta:initial-creator>
    <dc:creator>Sophie Roberts</dc:creator>
    <meta:creation-date>2024-10-01T10:14:00Z</meta:creation-date>
    <dc:date>2024-10-01T10:14:00Z</dc:date>
    <meta:template xlink:href="Normal.dotm" xlink:type="simple"/>
    <meta:editing-cycles>4</meta:editing-cycles>
    <meta:editing-duration>PT0S</meta:editing-duration>
    <meta:document-statistic meta:page-count="1" meta:paragraph-count="5" meta:word-count="424" meta:character-count="2840" meta:row-count="20" meta:non-whitespace-character-count="2421"/>
  </office:meta>
</office:document-meta>
</file>